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c016" officeooo:paragraph-rsid="0019c016"/>
    </style:style>
    <style:style style:name="P2" style:family="paragraph" style:parent-style-name="Standard">
      <style:text-properties officeooo:rsid="001b7a1a" officeooo:paragraph-rsid="001b7a1a"/>
    </style:style>
    <style:style style:name="P3" style:family="paragraph" style:parent-style-name="Standard">
      <style:text-properties officeooo:rsid="001c2711" officeooo:paragraph-rsid="001c2711"/>
    </style:style>
    <style:style style:name="P4" style:family="paragraph" style:parent-style-name="Standard">
      <style:text-properties officeooo:rsid="001d908e" officeooo:paragraph-rsid="001d908e"/>
    </style:style>
    <style:style style:name="P5" style:family="paragraph" style:parent-style-name="Standard">
      <style:text-properties officeooo:rsid="001f22da" officeooo:paragraph-rsid="001f22da"/>
    </style:style>
    <style:style style:name="P6" style:family="paragraph" style:parent-style-name="Standard">
      <style:text-properties officeooo:rsid="00210586" officeooo:paragraph-rsid="00210586"/>
    </style:style>
    <style:style style:name="P7" style:family="paragraph" style:parent-style-name="Standard">
      <style:text-properties officeooo:rsid="0022dffd" officeooo:paragraph-rsid="0024c5f2"/>
    </style:style>
    <style:style style:name="P8" style:family="paragraph" style:parent-style-name="Standard">
      <style:text-properties officeooo:rsid="00233758" officeooo:paragraph-rsid="00233758"/>
    </style:style>
    <style:style style:name="P9" style:family="paragraph" style:parent-style-name="Standard">
      <style:text-properties officeooo:rsid="0026689f" officeooo:paragraph-rsid="0026689f"/>
    </style:style>
    <style:style style:name="P10" style:family="paragraph" style:parent-style-name="Standard">
      <style:text-properties officeooo:rsid="0026ab76" officeooo:paragraph-rsid="0026ab76"/>
    </style:style>
    <style:style style:name="P11" style:family="paragraph" style:parent-style-name="Standard">
      <style:text-properties officeooo:rsid="00275a9b" officeooo:paragraph-rsid="00275a9b"/>
    </style:style>
    <style:style style:name="P12" style:family="paragraph" style:parent-style-name="Standard">
      <style:text-properties officeooo:rsid="00285d45" officeooo:paragraph-rsid="00285d45"/>
    </style:style>
    <style:style style:name="P13" style:family="paragraph" style:parent-style-name="Standard">
      <style:text-properties officeooo:rsid="001d908e" officeooo:paragraph-rsid="001d908e"/>
    </style:style>
    <style:style style:name="P14" style:family="paragraph" style:parent-style-name="Standard">
      <style:text-properties officeooo:rsid="0029c053" officeooo:paragraph-rsid="0029c053"/>
    </style:style>
    <style:style style:name="P15" style:family="paragraph" style:parent-style-name="Standard">
      <style:text-properties officeooo:rsid="002b2479" officeooo:paragraph-rsid="002b2479"/>
    </style:style>
    <style:style style:name="P16" style:family="paragraph" style:parent-style-name="Standard">
      <style:text-properties officeooo:rsid="002b2479" officeooo:paragraph-rsid="002ed718"/>
    </style:style>
    <style:style style:name="P17" style:family="paragraph" style:parent-style-name="Standard">
      <style:text-properties officeooo:rsid="002b2479" officeooo:paragraph-rsid="0030252c"/>
    </style:style>
    <style:style style:name="P18" style:family="paragraph" style:parent-style-name="Standard">
      <style:text-properties officeooo:rsid="002b2479" officeooo:paragraph-rsid="0030ec23"/>
    </style:style>
    <style:style style:name="P19" style:family="paragraph" style:parent-style-name="Standard">
      <style:text-properties officeooo:rsid="002b2479" officeooo:paragraph-rsid="0033c06e"/>
    </style:style>
    <style:style style:name="P20" style:family="paragraph" style:parent-style-name="Standard">
      <style:text-properties officeooo:rsid="002b2479" officeooo:paragraph-rsid="00348634"/>
    </style:style>
    <style:style style:name="P21" style:family="paragraph" style:parent-style-name="Standard">
      <style:text-properties officeooo:rsid="002b2479" officeooo:paragraph-rsid="003bc5e7"/>
    </style:style>
    <style:style style:name="P22" style:family="paragraph" style:parent-style-name="Standard">
      <style:text-properties officeooo:rsid="002b2479" officeooo:paragraph-rsid="0041b9d7"/>
    </style:style>
    <style:style style:name="P23" style:family="paragraph" style:parent-style-name="Standard">
      <style:text-properties officeooo:rsid="0019c016" officeooo:paragraph-rsid="0019c016"/>
    </style:style>
    <style:style style:name="P24" style:family="paragraph" style:parent-style-name="Standard">
      <style:text-properties officeooo:rsid="00210586" officeooo:paragraph-rsid="00210586"/>
    </style:style>
    <style:style style:name="P25" style:family="paragraph" style:parent-style-name="Standard">
      <style:text-properties officeooo:rsid="001c2711" officeooo:paragraph-rsid="001c2711"/>
    </style:style>
    <style:style style:name="P26" style:family="paragraph" style:parent-style-name="Standard">
      <style:paragraph-properties fo:text-align="start" style:justify-single-word="false"/>
      <style:text-properties officeooo:rsid="0026689f" officeooo:paragraph-rsid="0030ec23"/>
    </style:style>
    <style:style style:name="P27" style:family="paragraph" style:parent-style-name="Standard">
      <style:text-properties officeooo:rsid="0026689f" officeooo:paragraph-rsid="0030ec23"/>
    </style:style>
    <style:style style:name="P28" style:family="paragraph" style:parent-style-name="Standard">
      <style:text-properties officeooo:rsid="0030ec23" officeooo:paragraph-rsid="0030ec23"/>
    </style:style>
    <style:style style:name="P29" style:family="paragraph" style:parent-style-name="Standard">
      <style:text-properties officeooo:rsid="0030ec23" officeooo:paragraph-rsid="003178e1"/>
    </style:style>
    <style:style style:name="P30" style:family="paragraph" style:parent-style-name="Standard">
      <style:text-properties officeooo:rsid="00233758" officeooo:paragraph-rsid="00233758"/>
    </style:style>
    <style:style style:name="P31" style:family="paragraph" style:parent-style-name="Standard">
      <style:text-properties officeooo:rsid="003178e1" officeooo:paragraph-rsid="003178e1"/>
    </style:style>
    <style:style style:name="P32" style:family="paragraph" style:parent-style-name="Standard">
      <style:text-properties officeooo:rsid="0035fc46" officeooo:paragraph-rsid="0035fc46"/>
    </style:style>
    <style:style style:name="P33" style:family="paragraph" style:parent-style-name="Standard">
      <style:text-properties officeooo:rsid="003dbcd7" officeooo:paragraph-rsid="003dbcd7"/>
    </style:style>
    <style:style style:name="P34" style:family="paragraph" style:parent-style-name="Standard">
      <style:text-properties officeooo:rsid="003dbcd7" officeooo:paragraph-rsid="003e3dbd"/>
    </style:style>
    <style:style style:name="P35" style:family="paragraph" style:parent-style-name="Standard">
      <style:text-properties officeooo:rsid="00285d45" officeooo:paragraph-rsid="00285d45"/>
    </style:style>
    <style:style style:name="P36" style:family="paragraph" style:parent-style-name="Standard">
      <style:text-properties officeooo:rsid="003e3dbd" officeooo:paragraph-rsid="003e3dbd"/>
    </style:style>
    <style:style style:name="P37" style:family="paragraph" style:parent-style-name="Standard">
      <style:text-properties officeooo:rsid="003ff587" officeooo:paragraph-rsid="003ff587"/>
    </style:style>
    <style:style style:name="P38" style:family="paragraph" style:parent-style-name="Standard">
      <style:paragraph-properties fo:margin-left="1.251cm" fo:margin-right="0cm" fo:text-indent="0cm" style:auto-text-indent="false"/>
      <style:text-properties officeooo:rsid="002b2479" officeooo:paragraph-rsid="00348634"/>
    </style:style>
    <style:style style:name="P39" style:family="paragraph" style:parent-style-name="Standard">
      <style:paragraph-properties fo:margin-left="1.251cm" fo:margin-right="0cm" fo:text-indent="0cm" style:auto-text-indent="false"/>
      <style:text-properties officeooo:rsid="002b2479" officeooo:paragraph-rsid="002b2479"/>
    </style:style>
    <style:style style:name="P40" style:family="paragraph" style:parent-style-name="Standard">
      <style:paragraph-properties fo:margin-left="1.251cm" fo:margin-right="0cm" fo:text-indent="0cm" style:auto-text-indent="false"/>
      <style:text-properties officeooo:rsid="002b2479" officeooo:paragraph-rsid="0033c06e"/>
    </style:style>
    <style:style style:name="P41" style:family="paragraph" style:parent-style-name="Text_20_body">
      <style:text-properties officeooo:rsid="002ed718" officeooo:paragraph-rsid="002ed718"/>
    </style:style>
    <style:style style:name="P42" style:family="paragraph" style:parent-style-name="Text_20_body">
      <style:text-properties officeooo:rsid="00377304" officeooo:paragraph-rsid="0038cca4"/>
    </style:style>
    <style:style style:name="P43" style:family="paragraph" style:parent-style-name="Text_20_body">
      <style:text-properties officeooo:rsid="003f9df5" officeooo:paragraph-rsid="003f9df5"/>
    </style:style>
    <style:style style:name="P44" style:family="paragraph" style:parent-style-name="Text_20_body">
      <style:text-properties officeooo:rsid="003ff587" officeooo:paragraph-rsid="003ff587"/>
    </style:style>
    <style:style style:name="P45" style:family="paragraph" style:parent-style-name="Heading_20_1">
      <style:paragraph-properties fo:break-before="page"/>
    </style:style>
    <style:style style:name="P46" style:family="paragraph" style:parent-style-name="Heading_20_2">
      <style:paragraph-properties fo:break-before="page"/>
    </style:style>
    <style:style style:name="P47" style:family="paragraph" style:parent-style-name="Heading_20_3">
      <style:paragraph-properties fo:break-before="page"/>
    </style:style>
    <style:style style:name="P48" style:family="paragraph" style:parent-style-name="Header">
      <style:paragraph-properties fo:text-align="end" style:justify-single-word="false"/>
      <style:text-properties fo:font-style="italic" officeooo:rsid="003949f9" officeooo:paragraph-rsid="003949f9" style:font-style-asian="italic" style:font-style-complex="italic"/>
    </style:style>
    <style:style style:name="P49" style:family="paragraph" style:parent-style-name="Footer">
      <style:paragraph-properties fo:text-align="end" style:justify-single-word="false"/>
    </style:style>
    <style:style style:name="T1" style:family="text">
      <style:text-properties officeooo:rsid="001b7a1a"/>
    </style:style>
    <style:style style:name="T2" style:family="text">
      <style:text-properties officeooo:rsid="00210586"/>
    </style:style>
    <style:style style:name="T3" style:family="text">
      <style:text-properties officeooo:rsid="0022dffd"/>
    </style:style>
    <style:style style:name="T4" style:family="text">
      <style:text-properties officeooo:rsid="0024c5f2"/>
    </style:style>
    <style:style style:name="T5" style:family="text">
      <style:text-properties officeooo:rsid="0026ab76"/>
    </style:style>
    <style:style style:name="T6" style:family="text">
      <style:text-properties fo:font-weight="bold" style:font-weight-asian="bold" style:font-weight-complex="bold"/>
    </style:style>
    <style:style style:name="T7" style:family="text">
      <style:text-properties fo:font-weight="bold" officeooo:rsid="003ff587" style:font-weight-asian="bold" style:font-weight-complex="bold"/>
    </style:style>
    <style:style style:name="T8" style:family="text">
      <style:text-properties officeooo:rsid="002ced4a"/>
    </style:style>
    <style:style style:name="T9" style:family="text">
      <style:text-properties officeooo:rsid="002ed718"/>
    </style:style>
    <style:style style:name="T10" style:family="text">
      <style:text-properties officeooo:rsid="0030ec23"/>
    </style:style>
    <style:style style:name="T11" style:family="text">
      <style:text-properties officeooo:rsid="001c2711"/>
    </style:style>
    <style:style style:name="T12" style:family="text">
      <style:text-properties officeooo:rsid="003178e1"/>
    </style:style>
    <style:style style:name="T13" style:family="text">
      <style:text-properties officeooo:rsid="00336b40"/>
    </style:style>
    <style:style style:name="T14" style:family="text">
      <style:text-properties officeooo:rsid="0033c06e"/>
    </style:style>
    <style:style style:name="T15" style:family="text">
      <style:text-properties style:text-underline-style="solid" style:text-underline-width="auto" style:text-underline-color="font-color"/>
    </style:style>
    <style:style style:name="T16" style:family="text">
      <style:text-properties officeooo:rsid="00348634"/>
    </style:style>
    <style:style style:name="T17" style:family="text">
      <style:text-properties officeooo:rsid="0035fc46"/>
    </style:style>
    <style:style style:name="T18" style:family="text">
      <style:text-properties officeooo:rsid="0038cca4"/>
    </style:style>
    <style:style style:name="T19" style:family="text">
      <style:text-properties officeooo:rsid="003bc5e7"/>
    </style:style>
    <style:style style:name="T20" style:family="text">
      <style:text-properties officeooo:rsid="003cea74"/>
    </style:style>
    <style:style style:name="T21" style:family="text">
      <style:text-properties officeooo:rsid="003dbcd7"/>
    </style:style>
    <style:style style:name="T22" style:family="text">
      <style:text-properties officeooo:rsid="003e3dbd"/>
    </style:style>
    <style:style style:name="T23" style:family="text">
      <style:text-properties officeooo:rsid="003f9df5"/>
    </style:style>
    <style:style style:name="T24" style:family="text">
      <style:text-properties officeooo:rsid="003fd3a4"/>
    </style:style>
    <style:style style:name="T25" style:family="text">
      <style:text-properties officeooo:rsid="003ff587"/>
    </style:style>
    <style:style style:name="T26" style:family="text">
      <style:text-properties officeooo:rsid="0040b4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Évaluation</text:span> des risques</text:p>
      <text:p text:style-name="P1"/>
      <text:p text:style-name="P1">date : Juin 2014</text:p>
      <text:p text:style-name="P2">version : 1.0</text:p>
      <text:p text:style-name="P1">Rédacteur : JcB</text:p>
      <text:p text:style-name="P1"/>
      <text:h text:style-name="Heading_20_1" text:outline-level="1">Généralités</text:h>
      <text:p text:style-name="P3">L’analyse de risques a pour objet l’identification et la priorisation des risques et la mise en place d’une stratégie de préparation et de réduction de ces risques. <text:span text:style-name="T25">Ce document présente l'état des connaissance au moment de sa rédaction. Il est susceptible d'évoluer dans le temps.</text:span></text:p>
      <text:p text:style-name="P3"/>
      <text:p text:style-name="P18"><text:span text:style-name="T10">Le</text:span> <text:span text:style-name="T6">risque</text:span> <text:span text:style-name="T10">est la liste de tous les types </text:span><text:s/><text:span text:style-name="T10">d'</text:span>événement<text:span text:style-name="T10">s</text:span> inattendu<text:span text:style-name="T10">s</text:span> (mais prévisible<text:span text:style-name="T10">s</text:span>) indésirable<text:span text:style-name="T10">s</text:span> en raison de <text:span text:style-name="T10">leurs</text:span> conséquences humaines <text:span text:style-name="T11">(y compris parmi le personnel hospitalier)</text:span> <text:span text:style-name="T11">et/ou pouvant impacter significativement le fonctionnent de l’hôpital </text:span>et/ou <text:span text:style-name="T11">avoir un impact financier significatif,</text:span> résultant de la conjonction d'un <text:span text:style-name="T7">aléa</text:span> non maîtrisé ou non maîtrisable et d'une <text:span text:style-name="T6">vulnérabilité</text:span>.</text:p>
      <text:p text:style-name="P18"/>
      <text:p text:style-name="P26">L<text:span text:style-name="T5">e</text:span> risque est généralement défini co<text:span text:style-name="T5">mm</text:span>e le produit d'une menace potentielle et d'une vulnérabilité par rapport à cette menace :</text:p>
      <text:p text:style-name="P27">Risque = menace potentielle x vulnérabilité de l'établissement pour le risque identifié.</text:p>
      <text:p text:style-name="P17"/>
      <text:p text:style-name="P17">Deux caractéristiques: la <text:span text:style-name="T6">gravité</text:span> et la <text:span text:style-name="T6">fréquence</text:span>. Les risques majeurs sont caractérisés par une gravité majeure et une fréquence rare voire exceptionnelle.</text:p>
      <text:p text:style-name="P17"/>
      <text:p text:style-name="P17">La fréquence est mesurée par l'analyse des événements passés. La probabilité de survenue est le plus souvent rétrospective.</text:p>
      <text:p text:style-name="P3"/>
      <text:p text:style-name="P3">On peut arbitrairement diviser les risques en :</text:p>
      <text:p text:style-name="P3"/>
      <text:p text:style-name="P3">- risques internes: incidents internes à l’établissement susceptibles de générer des victimes parmi le personnel, les malades ou les <text:span text:style-name="T2">visiteurs</text:span> ou d’entraver son fonctionnement (panne de courant).</text:p>
      <text:p text:style-name="P3"/>
      <text:p text:style-name="P3">- risques externes: incidents externes à l’établissement pouvant générer un nombre important de victimes nécessitant des soins ou altérant le fonctionnement de l’hôpital (explosion, inondation).</text:p>
      <text:p text:style-name="P3"/>
      <text:p text:style-name="P3">- risques mixtes: tremblement de terre, arrivée de patients massivement contaminés ou contagieux.</text:p>
      <text:p text:style-name="P9"/>
      <text:p text:style-name="P10">Chaque menace doit être analysée en fonction de sa probabilité de survenue et de l'amplitude de son impact. Par exemple le risque de tremblement de terre, événement rare mais à fort impact sur la population et le fonctionnement de l'hôpital, a un niveau de priorité plus élevé qu'un <text:span text:style-name="T10">accident de la voie publique (</text:span>AVP<text:span text:style-name="T10">)</text:span>, événement fréquent mais avec peu d'impact sur la structure.</text:p>
      <text:p text:style-name="P3"/>
      <text:p text:style-name="P4">Le présent document n'aborde que les risques externes à l'établissement, les risques internes étant traités par <text:span text:style-name="T10">l</text:span>e service de sécurité des HUS. <text:span text:style-name="T2">Les éléments de réponse des HUS aux menaces externes sont rassemblées dans le Plan Blanc (PB) de l'établissement.</text:span></text:p>
      <text:p text:style-name="P4"><text:soft-page-break/></text:p>
      <text:p text:style-name="P11">Chaque risque peut être caractérisé par les éléments suivants:</text:p>
      <text:p text:style-name="P11"/>
      <text:p text:style-name="P11">- localisation par rapport à l'établissement</text:p>
      <text:p text:style-name="P11">- historique de survenue (probabilité de survenue)</text:p>
      <text:p text:style-name="P11">- conséquences pour l'établissement, le personnel, la communauté, en nombre de victimes, en ressources spécifiques nécessaires.</text:p>
      <text:p text:style-name="P11">- capacité de réponse (et limitations).</text:p>
      <text:p text:style-name="P4"/>
      <text:h text:style-name="P45" text:outline-level="1">Environnement général</text:h>
      <text:p text:style-name="P14">Strasbourg regroupe dans sa communauté urbaine près de la moitié de la population du Bas-Rhin (600.000 personnes) et <text:span text:style-name="T10">une grande partie</text:span> des industries à risques (<text:span text:style-name="T10">SEVESO</text:span> <text:span text:style-name="T10">seuil</text:span> haut). La ville appartient à la région du Rhin Supérieure, entité géopolitique comptant plus de 6 millions d'habitants (1% de la population européenne), regroupant l'Alsace, le Bade-Wurtemberg et les régions de Suisse du nord (Bâle, Aargau). C'est une région riche, en croissance démographique soutenue, siège des institutions européennes et d'un tissus industriel dense. Si le dynamisme démographique est lié à un taux de natalité important dans la partie française, c'est le solde migratoire qui prédomine dans les parties allemandes et Suisse.</text:p>
      <text:p text:style-name="P14">La présence des institutions européennes et d'une représentation diplomatique dense en font une cible privilégiée pour les revendications plus ou moins musclées de contestataires et pour des actions terroristes. Strasbourg est probablement la ville de France - en dehors de Paris- qui connait le plus de voyages officiels dont la couverture médicale est assurée par les HUS.</text:p>
      <text:p text:style-name="P14"/>
      <text:p text:style-name="P14">Le CHU à la fois CH du secteur sanitaire 2 et ESR assume une responsabilité complexe liée à ses double mission d'hôpital de proximité et de recours pour l'ensemble de sa région voire au delà.</text:p>
      <text:p text:style-name="P6">L’activé des HUS se répartit sur cinq sites dont sont impliquées dans la réponse d'urgence à des situations critiques, le nouvel hôpital civil (NHC) et l'hôpital de Hautepierre <text:span text:style-name="T3">(HTP).</text:span></text:p>
      <text:p text:style-name="P6"/>
      <text:h text:style-name="Heading_20_1" text:outline-level="1">Environnement spécifique</text:h>
      <text:p text:style-name="P6">Le NHC est situé au centre de l'agglomération, en bordure de l'ilot central où se concentrent les activités commerciales, festives et touristique. <text:span text:style-name="T3">Cette situation l'expose à un afflux massif de personnes avant même que des mesures de protections puissent être prises. </text:span>Il est proche des centres de gestion des crises (siège de la CUS, Hôtel de police, préfecture) et relativement éloigné des institutions européenne, cibles potentielles d'attentat. <text:span text:style-name="T3">A vol d'oiseau, le NHC est relativement proche du port du Rhin ou se concentre une grande partie de l'activité industrielle à risque (Seveso seuil haut) susceptible d'émettre un nuage toxique. La présence d'un service d'urgence (SU) et du service de maladies infectieuses offre deux portes d'entrée qu'il est impossible d'interdire et qui doivent de ce fait bénéficier de mesures de protection adaptées. Sa défense est assurée par le service de sécurité et par une caserne de pompiers proche (Finkwiller).</text:span></text:p>
      <text:p text:style-name="P6"/>
      <text:p text:style-name="P7">HTP <text:span text:style-name="T4">est implanté dans le secteur ouest de la CUS dans une zone réputée sensible. Sa position excentrée la met à l'abri d'un certain nombre de risques évoqués précédemment et à ce titre peut représenter une solution de repli en cas d’événement impactant le centre ville. Il possède deux services d'urgence (adulte et pédiatrique), avec une présence policière assurée sur le secteur adulte. </text:span>Sa défense est assurée par le service de sécurité et <text:span text:style-name="T4">le centre de secours Ouest</text:span>.</text:p>
      <text:p text:style-name="P4"/>
      <text:h text:style-name="Heading_20_1" text:outline-level="1">Risques <text:span text:style-name="T8">spécifiques</text:span></text:h>
      <text:p text:style-name="P15"/>
      <text:h text:style-name="Heading_20_2" text:outline-level="2">Rassemblement de foule</text:h>
      <text:p text:style-name="P21">- Zenith <text:span text:style-name="T19">12079 places (assis + debout)</text:span></text:p>
      <text:p text:style-name="P21"><text:soft-page-break/>- <text:s/>PMC : <text:span text:style-name="T19">3000 places</text:span></text:p>
      <text:p text:style-name="P21">- Stade de la Meinau : <text:span text:style-name="T19">30.000 places</text:span></text:p>
      <text:p text:style-name="P15">- Marché de Noël : <text:s/><text:span text:style-name="T20">2,6 Millions de visiteurs sur 1 mois en 2012 </text:span>(un attentat déjoué en décembre 2000). Grande proximité du site et de l'hôpital civil.</text:p>
      <text:p text:style-name="P15"><text:s text:c="4"/>- parc d'attraction de Rust.</text:p>
      <text:p text:style-name="P15"><text:s text:c="4"/></text:p>
      <text:h text:style-name="Heading_20_2" text:outline-level="2">Institutions européennes</text:h>
      <text:p text:style-name="P15"/>
      <text:p text:style-name="P15"><text:s text:c="4"/>- représentations nationales (Kurdes: grèves de la faim, <text:span text:style-name="T25">menace d'</text:span>immolation de masse)</text:p>
      <text:p text:style-name="P15"><text:s text:c="4"/>- parlement européen (VO, alertes poudre)</text:p>
      <text:p text:style-name="P15"><text:s text:c="4"/>- cour européenne des droits de l'homme</text:p>
      <text:p text:style-name="P15"><text:s text:c="4"/>- siège de Europol</text:p>
      <text:p text:style-name="P15"><text:s text:c="4"/></text:p>
      <text:h text:style-name="Heading_20_2" text:outline-level="2">Bateaux de croisière</text:h>
      <text:p text:style-name="P15"/>
      <text:p text:style-name="P15"><text:s text:c="4"/>- <text:span text:style-name="T25">Toxi-infection alimentaires. Les </text:span>TIA norovirus <text:span text:style-name="T25">surviennent régulièrement sur les bateaux de croisières, générant plusieurs dizaines à plusieurs centaines de cas de gravité variable. Une fiche réflexe est en cours d'élaboration par la préfecture de région.</text:span></text:p>
      <text:p text:style-name="P15"><text:s text:c="4"/>- collision<text:span text:style-name="T25">s.</text:span></text:p>
      <text:p text:style-name="P15"><text:s text:c="4"/></text:p>
      <text:h text:style-name="Heading_20_2" text:outline-level="2">Nucléaire</text:h>
      <text:p text:style-name="P15"/>
      <text:p text:style-name="P15"><text:s text:c="4"/>- Cronenbourg (laboratoire du CNRS)</text:p>
      <text:p text:style-name="P15"><text:s text:c="4"/>- Fessenheim : <text:span text:style-name="T26">le CHU est l'hôpital de repli en cas d'évènement majeur à Fessenheim.</text:span></text:p>
      <text:p text:style-name="P15"><text:s text:c="4"/>- <text:span text:style-name="T26">Cattenom et Philipsburg</text:span></text:p>
      <text:p text:style-name="P15"><text:s text:c="4"/></text:p>
      <text:h text:style-name="Heading_20_2" text:outline-level="2">Chimiques</text:h>
      <text:p text:style-name="P15"/>
      <text:p text:style-name="P15"><text:s text:c="4"/>- faculté de chimie (tour)</text:p>
      <text:p text:style-name="P15"><text:s text:c="4"/>- Usines SEVESO. Une dizaine d'usines dans le 67</text:p>
      <text:p text:style-name="P15"><text:s text:c="8"/>- port du rhin (Strasbourg)</text:p>
      <text:p text:style-name="P15"><text:s text:c="8"/>- Lanxess (Wantzenau - CUS)</text:p>
      <text:p text:style-name="P15"><text:s text:c="8"/>- Rohm &amp; Haas (Lauterbourg)</text:p>
      <text:p text:style-name="P15"><text:s text:c="8"/>- Dow (Herlisheim)</text:p>
      <text:p text:style-name="P15"><text:s text:c="4"/>- Transport de matières dangereuses (TMD)</text:p>
      <text:p text:style-name="P15"><text:s text:c="8"/>- Triage d'Hausbergen</text:p>
      <text:p text:style-name="P15"><text:s text:c="8"/>- Gazoduc de Strasbourg (Gaz de Strasbourg, Gaz de France-Haute pression)</text:p>
      <text:p text:style-name="P15"><text:s text:c="8"/>- Pipelines sur la CUS: PL Trapil ODC3, Compagnie Rénane de Raffinage (CRR), Raffinerie de Strasbourg (RS) et Groupement pétrolier de Strasboug (GPS). Transport d'hydrocarbures</text:p>
      <text:p text:style-name="P15"/>
      <text:h text:style-name="Heading_20_2" text:outline-level="2"><text:soft-page-break/>Transports</text:h>
      <text:p text:style-name="P15"/>
      <text:p text:style-name="P20">- Tunnel<text:span text:style-name="T16">s</text:span></text:p>
      <text:p text:style-name="P38">- TRAM (<text:span text:style-name="T16">Place de la gare</text:span>).</text:p>
      <text:p text:style-name="P38">- Collision bus/Tram [17/10/2009](<text:a xlink:type="simple" xlink:href="http://www.lefigaro.fr/flash-actu/2009/10/17/01011-20091017FILWWW00599-collision-tram-bus-a-strasbourg.php">http://www.lefigaro.fr/flash-actu/2009/10/17/01011-20091017FILWWW00599-collision-tram-bus-a-strasbourg.php</text:a>)</text:p>
      <text:p text:style-name="P38">- <text:s/>tunnel Maurice Lemaire <text:span text:style-name="T16">relie l'Alsace aux Vosges (Saint-Dié). Situé administrativement dans le Haut-Rhin, mais pratiquement les secours dépendent se Strasbourg et Sélestat.</text:span></text:p>
      <text:p text:style-name="P38">- <text:span text:style-name="T16">tunnel de <text:s/></text:span>Schirmeck : <text:span text:style-name="T16">secteur SMUR de Strasbourg.</text:span></text:p>
      <text:p text:style-name="P39">- TGV (tunnel de Saverne) <text:span text:style-name="T16">en cours de construction<text:line-break/></text:span></text:p>
      <text:p text:style-name="P20">- <text:s/><text:span text:style-name="T16">Transport de matières dangereuses (</text:span>TDM<text:span text:style-name="T16">) : Strasbourg est traversée par les principaux axes de TDM :</text:span></text:p>
      <text:p text:style-name="P38">- <text:span text:style-name="T16">ferroviaire (Triage de Hausbergen qu s'étend sur trois communes de la CUS : Strasbourg, Schiltigheim, Bishheim). Passage nptamment de combustible radioactifs en provenance de Fessenheim (</text:span>Castor<text:span text:style-name="T16">)</text:span></text:p>
      <text:p text:style-name="P38">- <text:span text:style-name="T16">routiers (autoroute A4, A35, route de Schirmeck)</text:span></text:p>
      <text:p text:style-name="P40">- Pipelines trans-européens (gaz, pétrole). <text:span text:style-name="T14">Explosion de Rosteig 67) le 28 juillet 1989. Une pelleteuse perfore le pipe-line trans-européen (1 mort, 2 brûlés graves).</text:span></text:p>
      <text:p text:style-name="P39">- Aéroports (Entzheim, Bâle-<text:span text:style-name="T16">Mulhouse</text:span>) : <text:span text:style-name="T14">accident du Mont Sainte Odile, accident d'Habsheim. Les HUS sont impliqués dans le plan SATER Aéroport.</text:span></text:p>
      <text:p text:style-name="P15"/>
      <text:h text:style-name="Heading_20_2" text:outline-level="2">Biologique</text:h>
      <text:p text:style-name="P15">- Labo<text:span text:style-name="T17">ratoire</text:span> P3 <text:span text:style-name="T17">des HUS. Il existe également d'autres laboratoires avec des locaux de type P3 sur la CUS.</text:span></text:p>
      <text:p text:style-name="P15">- <text:span text:style-name="T17">ESR de référence pour le risque B (un cas de SARS en provenance de Besançon en 2004).</text:span></text:p>
      <text:p text:style-name="P15"/>
      <text:p text:style-name="P15"/>
      <text:h text:style-name="Heading_20_2" text:outline-level="2">Risques environnementaux (Naturels)</text:h>
      <text:p text:style-name="P15"/>
      <text:h text:style-name="Heading_20_3" text:outline-level="3">Sismique</text:h>
      <text:p text:style-name="P16"><text:s/>une centaine de secousses sont observées tous les ans dans la région du rhin supérieur. Ce sont essentiellement des des seismes peu profonds, destructeurs à partir d'une échelle de 5 sur l'échelle de Richter.</text:p>
      <text:p text:style-name="P15">Toute la CUS est classée en zone <text:span text:style-name="T21">3 sur une échelle de 5</text:span> (sismicité <text:span text:style-name="T21">modérée</text:span> <text:span text:style-name="T21">et</text:span> règles parasismiques opposables). <text:span text:style-name="T21">Référence régionale : </text:span>Bâle 18 octobre 1356, 300 morts.</text:p>
      <text:p text:style-name="P15"/>
      <text:h text:style-name="Heading_20_3" text:outline-level="3">cavités en sous-sol (Schiltigheim 1994)</text:h>
      <text:p text:style-name="P16"><text:s/>il existe sur la CUS un réseau <text:span text:style-name="T17">important</text:span> de caves et de galeries liées au stockage des brasseries, notamment dans les secteurs Nord et Ouest de la CUS. Les localisations font l'objet d'un recensement par la CUS et le BRGM (en 2001 268 sites avaient été répertoriés dont 133 caves-abris, 38 ouvrages militaires et 36 réseaux de galeries).</text:p>
      <text:p text:style-name="P32"><text:soft-page-break/>Ces cavités exposent à un risque d'effondrement.</text:p>
      <text:p text:style-name="P16"/>
      <text:h text:style-name="Heading_20_3" text:outline-level="3">fragilité du réseau d'eau potable</text:h>
      <text:p text:style-name="P41">L'Hôpital n'a pas de réserve en eau <text:span text:style-name="T17">et est un important consommateur d'eau (nettoyage, hygiène, cuisine, soins, vide médical). En absence d'eau, un hôpital cesse de fonctionner en quelques heures.</text:span></text:p>
      <text:p text:style-name="P41">Pollution du réseau par injection hydrocarbures dans le réseau <text:span text:style-name="T17">d'eau avec dysfonctionnement des clapets anti-retour.</text:span></text:p>
      <text:p text:style-name="P42">Mai 2000 pollution biologique du réseau de la Krutenau (NHC) avec épisode de gastro-entérite. Un polio virus a été identifié, provenant <text:span text:style-name="T18">vraisemblablement</text:span> d'un laboratoire. <text:span text:style-name="T18">(http://www.liste-hygiene.org/arceaustrasbourg.htm)</text:span></text:p>
      <text:h text:style-name="Heading_20_3" text:outline-level="3">Innondation</text:h>
      <text:p text:style-name="P16">secteur Bruche (HTP) et Ill (NHC) [Plan de prévention es risques innondation](http://www.bas-rhin.gouv.fr/pprnt/fichiers/arrete_portant_prescription_du_ppri_de_la_cus.pdf). Risques pris en compte: remontée de nappe et submersion.</text:p>
      <text:p text:style-name="P15">[Plan de prévention des risques naturels (PPR)](http://catalogue.prim.net/143_plans-de-prevention-des-risques-naturels-ppr-risques-d-inondation-guide-methodologique.html).</text:p>
      <text:p text:style-name="P15"/>
      <text:p text:style-name="P15">Risques d'innondation dans la [CUS](http://www.strasbourg.eu/vie-quotidienne/prevention-securite/risques-majeurs/risque-inondation-cus)</text:p>
      <text:p text:style-name="P15"/>
      <text:h text:style-name="Heading_20_3" text:outline-level="3">feux de forêts</text:h>
      <text:p text:style-name="P43">Aléa peu probable sur la CUS.</text:p>
      <text:h text:style-name="Heading_20_3" text:outline-level="3">coulées de boue</text:h>
      <text:p text:style-name="P43">Eckwersheim (CUS) en 2008. <text:span text:style-name="T24">Strasbourg n'est pas menacée directement, mais plusieurs communes de la CUS le sont.</text:span></text:p>
      <text:h text:style-name="Heading_20_3" text:outline-level="3">mouvements de terrain</text:h>
      <text:p text:style-name="P44">Aléa effondrement de galeries souterraines et glissement de terrain pour une partie des communes du la CUS.</text:p>
      <text:h text:style-name="Heading_20_3" text:outline-level="3">tornades</text:h>
      <text:p text:style-name="P16">accident catastrophique du parc Pourtales (juillet 2001, 13 morts, une centaine de blessés)</text:p>
      <text:p text:style-name="P16"/>
      <text:h text:style-name="Heading_20_3" text:outline-level="3">Plan intempérie zone est (P<text:span text:style-name="T9">IZE</text:span>)</text:h>
      <text:p text:style-name="P16">plusieurs centaines d'automobilistes bloqués par la neige sur l'autoroute A4.</text:p>
      <text:p text:style-name="P16"/>
      <text:h text:style-name="Heading_20_3" text:outline-level="3"><text:soft-page-break/>Températures extrêmes</text:h>
      <text:p text:style-name="P16">plan canicule, plan grand froid. </text:p>
      <text:p text:style-name="P16">Hôpital de HTP privé de chauffage suite explosion de la centrale thermique de Hautepierre [1988](http://www.hautepierre-energie.fr/nous_connaitre/historique/).</text:p>
      <text:p text:style-name="P15"><text:s text:c="4"/></text:p>
      <text:h text:style-name="Heading_20_2" text:outline-level="2">Autres</text:h>
      <text:h text:style-name="Heading_20_3" text:outline-level="3">fusillades </text:h>
      <text:p text:style-name="P22"><text:span text:style-name="T23">R</text:span>isque faible, impact élevé. <text:span text:style-name="T23">Exemple : ile d'Utoya (22 juillet 2011, 77 morts). Fusillade de l'Albertville-Realschule (Allemagne 11 mars 2009, à une centaine de kilomètres de Strasbourg): un adolescent de 17 ans tue 15 personnes, dont 9 élèves, 3 enseignantes et 3 passants, puis se suicide.Niveau de préparation faible des hôpitaux et des services de secours pré-hospitaliers (pas de doctrine ni d'exercice sur le thème). Nécessité d'un recours massif au blocs opératoires et au techniques de chirurgie de guerre. Situation d'autant plus délicate qu'il s'agit souvent d'enfants.</text:span></text:p>
      <text:h text:style-name="Heading_20_3" text:outline-level="3">afflux massif de brûlés</text:h>
      <text:p text:style-name="P19"><text:span text:style-name="T13">Strasbourg ne dispose pas de centres de grands brûlés. Un nombre importants de brûlés nécessite un plan d'urgence spécifique reposant sur le service de chirurgie plastique et les services de réanimations.</text:span></text:p>
      <text:p text:style-name="P19"><text:span text:style-name="T13">[Explosion de gaz de Ghislenghien] (</text:span><text:a xlink:type="simple" xlink:href="http://fr.wikipedia.org/wiki/Explosion_de_gaz_de_Ghislenghien"><text:span text:style-name="T13">http://fr.wikipedia.org/wiki/Explosion_de_gaz_de_Ghislenghien</text:span></text:a><text:span text:style-name="T13">) 30 juillet 2004 en Belgique, 24 morts et 132 blessés dont 40 brûlés graves a nécessité la coopération de cinq pays européens pour réaliser la prise en charge.</text:span></text:p>
      <text:h text:style-name="Heading_20_3" text:outline-level="3">vulnérabilité vis à vis des fournisseurs</text:h>
      <text:p text:style-name="P16"><text:span text:style-name="T15">Oxygène </text:span>: <text:span text:style-name="T14">le nombre de fournisseurs d'oxygène est limité et tous les consommateurs ont soumissionné des contrats avec les mêmes founisseurs. En cas de demande massive il existe un risque important qu'un fournisseur ne puisse pas répondre. Il n'existe pas de compatibilité entre les normes européennes et la position privilégiée de Strasbourg, ne lui garanti pas un complément d'approvisionnement par l'Allemagne ou la Suisse.</text:span></text:p>
      <text:p text:style-name="P16"/>
      <text:p text:style-name="P15"><text:span text:style-name="T15">alimentation en eau</text:span>: pas de réserves</text:p>
      <text:h text:style-name="P46" text:outline-level="2">Sigles</text:h>
      <text:p text:style-name="P28">AVP<text:tab/>Accident de la voie publique</text:p>
      <text:p text:style-name="P8">CUS<text:tab/>Communauté urbaine de Strasbourg</text:p>
      <text:p text:style-name="P5">HTP<text:tab/>Hôpital de Hautepierre</text:p>
      <text:p text:style-name="P5">HUS<text:tab/>Hôpitaux Universitaires de Strasbourg</text:p>
      <text:p text:style-name="P5">NHC<text:tab/>Nouvel hôpital Civil</text:p>
      <text:p text:style-name="P5">PB<text:tab/>Plan Blanc</text:p>
      <text:p text:style-name="P5">PBE<text:tab/>Plan Blanc Elargi</text:p>
      <text:p text:style-name="P8">SU<text:tab/>Service d'urgence</text:p>
      <text:p text:style-name="P37">TIA<text:tab/> Toxi-infection alimentaires</text:p>
      <text:p text:style-name="P8"/>
      <text:h text:style-name="Heading_20_2" text:outline-level="2">Annexes</text:h>
      <text:p text:style-name="P29">SEVESO <text:span text:style-name="T12">[SEVESO](http://fr.wikipedia.org/wiki/Seveso) Seveso est une commune italienne d'environ 22 200 habitants située dans la province de Monza et de la Brianza, dans la région de Lombardie, dans le nord-ouest de l'Italie. Son nom vient de celui de la rivière éponyme qui traverse la commune dans le sens nord-sud.</text:span></text:p>
      <text:p text:style-name="P31"/>
      <text:p text:style-name="P31">Elle est surtout connue depuis la catastrophe de Seveso, catastrophe industrielle survenue le 10 juillet 1976 et qui vit un nuage de dioxine se répandre dans les environs après l'explosion de l'usine chimique Icmesa située dans la ville voisine de Meda.</text:p>
      <text:p text:style-name="P31"/>
      <text:p text:style-name="P31">Elle est attachée depuis à la directive [européenne 96/82/CE](http://fr.wikipedia.org/wiki/Directive_Seveso) qui impose notamment le recensement des établissements industriels présentant des risques importants. Les établissements sont classés « Seveso » en fonction des quantités et des types de produits dangereux qu'ils accueillent. Il existe ainsi deux seuils différents classant les établissements en « Seveso seuil bas » ou en « Seveso seuil haut ». Les établissements militaires et les dangers liés aux rayonnements ionisants (nucléaires) ne sont pas concernés par cette directive.</text:p>
      <text:p text:style-name="P31"/>
      <text:p text:style-name="P31">Le calcul de dépassement de seuil se réalise par une somme pondérée des masses de produits présents dans l'établissement.</text:p>
      <text:p text:style-name="P31"/>
      <text:p text:style-name="P31"><text:s text:c="4"/>Les établissements dont le premier seuil n'est pas franchi ne sont pas concernées par la directive</text:p>
      <text:p text:style-name="P31"><text:s text:c="4"/>Les établissements qui dépassent le premier seuil sont concernées par la Directive et sont classées « Seveso seuil bas ».</text:p>
      <text:p text:style-name="P31"><text:s text:c="4"/></text:p>
      <text:p text:style-name="P31"><text:s text:c="4"/>Les établissements qui dépassent le second seuil sont elles classées « Seveso seuil haut » (autre dénomination équivalente : « Seveso AS », forme abrégée de « Seveso soumise à Autorisation Servitude d'utilité publique »).</text:p>
      <text:p text:style-name="P5"/>
      <text:h text:style-name="P47" text:outline-level="3">Références</text:h>
      <text:p text:style-name="P3"/>
      <text:p text:style-name="P34">Dossier départemental des risques majeurs. Préfecture du Bas-Rhin. <text:span text:style-name="T22">http://www.bas-rhin.gouv.fr/Politiques-publiques/Securite-et-prevention/Protection-civile/Risques/Dossier-Departemental-des-Risques-Majeurs-DDRM</text:span></text:p>
      <text:p text:style-name="P33"/>
      <text:p text:style-name="P33">Mass casualty handbook : Hospital. Emergency preparedness an response. Jane's series. 2003,</text:p>
      <text:p text:style-name="P12"/>
      <text:p text:style-name="P12">[Kaiser Hazard and Vulnerability Assesment Tool](<text:a xlink:type="simple" xlink:href="http://www.hazmatforhealthcare.org/download/doc/misc/Kai_Perm_HVA_11_29_01.xls">http://www.hazmatforhealthcare.org/download/doc/misc/Kai_Perm_HVA_11_29_01.xls</text:a>)</text:p>
      <text:p text:style-name="P12"/>
      <text:p text:style-name="P36">Cartorisques 67 <text:a xlink:type="simple" xlink:href="http://cartorisque.prim.net/dpt/67/67_ip.html">http://cartorisque.prim.net/dpt/67/67_ip.html</text:a></text:p>
      <text:p text:style-name="P36"/>
      <text:p text:style-name="P36"/>
      <text:p text:style-name="P3"/>
      <text:p text:style-name="P3"/>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tyle="italic" officeooo:rsid="003949f9" officeooo:paragraph-rsid="003949f9" style:font-style-asian="italic" style:font-style-complex="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Cellule NRBCE HUS</text:p>
      </style:header>
      <style:footer>
        <text:p text:style-name="MP2"><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5T13:46:37.259616672</meta:creation-date>
    <meta:editing-duration>P1DT10H23M27S</meta:editing-duration>
    <meta:editing-cycles>23</meta:editing-cycles>
    <meta:generator>LibreOffice/4.2.4.2$Linux_X86_64 LibreOffice_project/420m0$Build-2</meta:generator>
    <dc:date>2014-07-07T00:14:17.294405533</dc:date>
    <meta:document-statistic meta:table-count="0" meta:image-count="0" meta:object-count="0" meta:page-count="9" meta:paragraph-count="143" meta:word-count="2197" meta:character-count="15344" meta:non-whitespace-character-count="13128"/>
  </office:meta>
</office:document-meta>
</file>